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BE6C1A4152A12D07D2.png" manifest:media-type="image/png"/>
  <manifest:file-entry manifest:full-path="Pictures/100000000000003F000001DAFDBD5F8B1C59CF78.png" manifest:media-type="image/png"/>
  <manifest:file-entry manifest:full-path="Pictures/10000000000001250000017154B0EA4845B47C30.png" manifest:media-type="image/png"/>
  <manifest:file-entry manifest:full-path="Pictures/10000000000002D3000001B01A2CB892424991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2" style:family="graphic" style:parent-style-name="standard">
      <style:graphic-properties draw:fill="solid" draw:fill-color="#996600" draw:textarea-vertical-align="middle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3.144cm" fo:min-width="3.602cm" style:protect="size"/>
    </style:style>
    <style:style style:name="gr25" style:family="graphic" style:parent-style-name="Arrow_20_Line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fill="solid" draw:fill-color="#ffb66c" draw:opacity="49%" draw:textarea-vertical-align="middle" draw:shadow-opacity="49%"/>
    </style:style>
    <style:style style:name="gr27" style:family="graphic" style:parent-style-name="standard">
      <style:graphic-properties draw:fill="hatch" draw:fill-color="#996600" draw:fill-hatch-name="Red_20_90_20_Degrees_20_Crossed_20_1" draw:fill-hatch-solid="false" draw:textarea-vertical-align="middle"/>
    </style:style>
    <style:style style:name="gr28" style:family="graphic" style:parent-style-name="Arrow_20_Line">
      <style:graphic-properties draw:textarea-vertical-align="middle" draw:line-distance="4.359cm"/>
      <style:paragraph-properties style:writing-mode="lr-tb"/>
    </style:style>
    <style:style style:name="gr29" style:family="graphic" style:parent-style-name="standard">
      <style:graphic-properties draw:textarea-vertical-align="middle" style:protect="size"/>
    </style:style>
    <style:style style:name="gr30" style:family="graphic" style:parent-style-name="standard">
      <style:graphic-properties draw:fill-color="#cc9900" draw:textarea-vertical-align="middle" style:protect="size"/>
    </style:style>
    <style:style style:name="gr31" style:family="graphic" style:parent-style-name="standard">
      <style:graphic-properties draw:fill="solid" draw:fill-color="#cc9900" draw:textarea-vertical-align="middle" style:protect="size"/>
    </style:style>
    <style:style style:name="gr32" style:family="graphic" style:parent-style-name="standard">
      <style:graphic-properties draw:stroke="dash" draw:stroke-dash="Double_20_Dash_20__28_Rounded_29_" svg:stroke-width="0.1cm" svg:stroke-color="#ff0000" draw:marker-start-width="0.36cm" draw:marker-end-width="0.36cm" svg:stroke-linecap="round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Double_20_Dash_20__28_Rounded_29_" svg:stroke-width="0.1cm" svg:stroke-color="#ff0000" draw:marker-start-width="0.36cm" draw:marker-end-width="0.36cm" draw:fill="none" draw:fill-color="#cfe7f5" draw:opacity="100%" draw:textarea-vertical-align="middle" fo:padding-top="0.175cm" fo:padding-bottom="0.175cm" fo:padding-left="0.3cm" fo:padding-right="0.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9966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b66c" draw:opacity="49%"/>
      <style:paragraph-properties fo:text-align="center"/>
    </style:style>
    <style:style style:name="P14" style:family="paragraph">
      <loext:graphic-properties draw:fill="hatch" draw:fill-color="#996600" draw:fill-hatch-name="Red_20_90_20_Degrees_20_Crossed_20_1" draw:fill-hatch-solid="false"/>
      <style:paragraph-properties fo:text-align="center"/>
    </style:style>
    <style:style style:name="P15" style:family="paragraph">
      <loext:graphic-properties draw:fill-color="#cc9900"/>
      <style:paragraph-properties fo:text-align="center"/>
    </style:style>
    <style:style style:name="P16" style:family="paragraph">
      <loext:graphic-properties draw:fill="solid" draw:fill-color="#cc9900"/>
      <style:paragraph-properties fo:text-align="center"/>
    </style:style>
    <style:style style:name="P17" style:family="paragraph">
      <loext:graphic-properties draw:fill="none" draw:fill-color="#cfe7f5" draw:opacity="10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12cm" svg:height="10cm" svg:x="15.5cm" svg:y="5cm">
          <text:p/>
        </draw:rect>
        <draw:g>
          <draw:rect draw:style-name="gr2" draw:text-style-name="P2" draw:layer="layout" svg:width="39.911cm" svg:height="27.372cm" draw:transform="rotate (0.000174532925199433) translate (1cm 1.007cm)">
            <text:p/>
          </draw:rect>
          <draw:line draw:style-name="gr3" draw:text-style-name="P2" draw:layer="layout" svg:x1="1cm" svg:y1="24.056cm" svg:x2="40.915cm" svg:y2="24.056cm">
            <text:p/>
          </draw:line>
          <draw:line draw:style-name="gr4" draw:text-style-name="P2" draw:layer="layout" svg:x1="1cm" svg:y1="26.064cm" svg:x2="27.55cm" svg:y2="26.074cm">
            <text:p/>
          </draw:line>
          <draw:line draw:style-name="gr4" draw:text-style-name="P2" draw:layer="layout" svg:x1="20.345cm" svg:y1="24.059cm" svg:x2="20.345cm" svg:y2="28.382cm">
            <text:p/>
          </draw:line>
          <draw:line draw:style-name="gr4" draw:text-style-name="P2" draw:layer="layout" svg:x1="27.55cm" svg:y1="24.057cm" svg:x2="27.55cm" svg:y2="28.236cm">
            <text:p/>
          </draw:line>
          <draw:line draw:style-name="gr4" draw:text-style-name="P2" draw:layer="layout" svg:x1="27.55cm" svg:y1="24.057cm" svg:x2="27.55cm" svg:y2="28.38cm">
            <text:p/>
          </draw:line>
          <draw:line draw:style-name="gr4" draw:text-style-name="P2" draw:layer="layout" svg:x1="17.319cm" svg:y1="24.06cm" svg:x2="17.319cm" svg:y2="28.383cm">
            <text:p/>
          </draw:line>
          <draw:line draw:style-name="gr4" draw:text-style-name="P2" draw:layer="layout" svg:x1="23.227cm" svg:y1="24.057cm" svg:x2="23.227cm" svg:y2="28.38cm">
            <text:p/>
          </draw:line>
          <draw:frame draw:style-name="gr5" draw:text-style-name="P3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layout" svg:width="6.34cm" svg:height="2.377cm" draw:transform="rotate (0.000349065850398866) translate (32.738cm 25.353cm)">
            <draw:text-box>
              <text:p text:style-name="P1"><text:span text:style-name="T1">Address Here</text:span></text:p>
            </draw:text-box>
          </draw:frame>
          <draw:frame draw:style-name="gr7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8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9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10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1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2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3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4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5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6" draw:text-style-name="P3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7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8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9" draw:text-style-name="P3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20" draw:text-style-name="P2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1" draw:text-style-name="P3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2" draw:text-style-name="P9" draw:layer="layout" svg:width="0.24cm" svg:height="10cm" svg:x="27.26cm" svg:y="5cm">
          <text:p/>
        </draw:rect>
        <draw:rect draw:style-name="gr1" draw:text-style-name="P1" draw:layer="layout" svg:width="4.3cm" svg:height="10cm" svg:x="9.716cm" svg:y="5.016cm">
          <text:p/>
        </draw:rect>
        <draw:frame draw:style-name="gr23" draw:text-style-name="P2" draw:layer="layout" svg:width="10.9cm" svg:height="6.5cm" svg:x="16.3cm" svg:y="5.8cm">
          <draw:image xlink:href="Pictures/10000000000002D3000001B01A2CB892424991CE.png" xlink:type="simple" xlink:show="embed" xlink:actuate="onLoad" draw:mime-type="image/png">
            <text:p/>
          </draw:image>
        </draw:frame>
        <draw:frame draw:style-name="gr23" draw:text-style-name="P2" draw:layer="layout" svg:width="0.7cm" svg:height="6.5cm" svg:x="11.183cm" svg:y="5.785cm">
          <draw:image xlink:href="Pictures/100000000000003F000001DAFDBD5F8B1C59CF78.png" xlink:type="simple" xlink:show="embed" xlink:actuate="onLoad" draw:mime-type="image/png">
            <text:p/>
          </draw:image>
        </draw:frame>
        <draw:rect draw:style-name="gr1" draw:text-style-name="P1" draw:layer="layout" svg:width="12cm" svg:height="5.4cm" svg:x="15.6cm" svg:y="15.8cm">
          <text:p/>
        </draw:rect>
        <draw:rect draw:style-name="gr22" draw:text-style-name="P9" draw:layer="layout" svg:width="0.24cm" svg:height="10cm" svg:x="15.56cm" svg:y="5cm">
          <text:p/>
        </draw:rect>
        <draw:frame draw:style-name="gr23" draw:text-style-name="P2" draw:layer="layout" svg:width="5.6cm" svg:height="2cm" svg:x="18.9cm" svg:y="12.1cm">
          <draw:image xlink:href="Pictures/10000000000001DB000000BE6C1A4152A12D07D2.png" xlink:type="simple" xlink:show="embed" xlink:actuate="onLoad" draw:mime-type="image/png">
            <text:p/>
          </draw:image>
        </draw:frame>
        <draw:custom-shape draw:style-name="gr24" draw:text-style-name="P10" draw:layer="layout" svg:width="5.8cm" svg:height="4.8cm" svg:x="19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5" draw:text-style-name="P12" draw:layer="measurelines" svg:x1="9.7cm" svg:y1="5cm" svg:x2="14cm" svg:y2="5cm">
          <text:p text:style-name="P11"><text:span text:style-name="T7"><text:measure text:kind="gap"/></text:span><text:span text:style-name="T7"><text:measure text:kind="value">215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25" draw:text-style-name="P12" draw:layer="measurelines" svg:x1="27.6cm" svg:y1="15.8cm" svg:x2="27.6cm" svg:y2="21.2cm">
          <text:p text:style-name="P11"><text:span text:style-name="T7"><text:measure text:kind="gap"/></text:span><text:span text:style-name="T7"><text:measure text:kind="value">27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25" draw:text-style-name="P12" draw:layer="layout" svg:x1="28.1cm" svg:y1="5cm" svg:x2="28.1cm" svg:y2="15cm">
          <text:p text:style-name="P11"><text:span text:style-name="T7"><text:measure text:kind="gap"/></text:span><text:span text:style-name="T7"><text:measure text:kind="value">50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25" draw:text-style-name="P12" draw:layer="measurelines" svg:x1="15.5cm" svg:y1="5.1cm" svg:x2="27.5cm" svg:y2="5cm">
          <text:p text:style-name="P11"><text:span text:style-name="T7"><text:measure text:kind="gap"/></text:span><text:span text:style-name="T7"><text:measure text:kind="value">60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rect draw:style-name="gr22" draw:text-style-name="P9" draw:layer="layout" svg:width="11.5cm" svg:height="0.24cm" svg:x="15.8cm" svg:y="14.1cm">
          <text:p/>
        </draw:rect>
        <draw:rect draw:style-name="gr22" draw:text-style-name="P9" draw:layer="layout" svg:width="11.5cm" svg:height="0.24cm" svg:x="15.8cm" svg:y="5cm">
          <text:p/>
        </draw:rect>
        <draw:rect draw:style-name="gr22" draw:text-style-name="P9" draw:layer="layout" svg:width="3.65cm" svg:height="0.24cm" svg:x="10.033cm" svg:y="14.05cm">
          <text:p/>
        </draw:rect>
        <draw:rect draw:style-name="gr22" draw:text-style-name="P9" draw:layer="layout" svg:width="4.3cm" svg:height="0.24cm" svg:x="9.7cm" svg:y="5cm">
          <text:p/>
        </draw:rect>
        <draw:rect draw:style-name="gr26" draw:text-style-name="P13" draw:layer="layout" svg:width="11.5cm" svg:height="1.417cm" svg:x="15.8cm" svg:y="12.683cm">
          <text:p/>
        </draw:rect>
        <draw:rect draw:style-name="gr26" draw:text-style-name="P13" draw:layer="layout" svg:width="11.5cm" svg:height="2cm" svg:x="15.8cm" svg:y="6.5cm">
          <text:p/>
        </draw:rect>
        <draw:rect draw:style-name="gr22" draw:text-style-name="P9" draw:layer="layout" svg:width="0.3cm" svg:height="2.053cm" svg:x="13.733cm" svg:y="12.697cm">
          <text:p/>
        </draw:rect>
        <draw:rect draw:style-name="gr22" draw:text-style-name="P9" draw:layer="layout" svg:width="0.3cm" svg:height="2.037cm" svg:x="9.667cm" svg:y="12.664cm">
          <text:p/>
        </draw:rect>
        <draw:rect draw:style-name="gr22" draw:text-style-name="P9" draw:layer="layout" svg:width="0.3cm" svg:height="1.303cm" svg:x="11.914cm" svg:y="12.7cm">
          <text:p/>
        </draw:rect>
        <draw:rect draw:style-name="gr22" draw:text-style-name="P9" draw:layer="layout" svg:width="0.3cm" svg:height="2cm" svg:x="11.898cm" svg:y="6.479cm">
          <text:p/>
        </draw:rect>
        <draw:rect draw:style-name="gr27" draw:text-style-name="P14" draw:layer="layout" svg:width="0.44cm" svg:height="0.44cm" svg:x="9.996cm" svg:y="13.59cm">
          <text:p/>
        </draw:rect>
        <draw:rect draw:style-name="gr27" draw:text-style-name="P14" draw:layer="layout" svg:width="0.44cm" svg:height="0.44cm" svg:x="13.237cm" svg:y="14.318cm">
          <text:p/>
        </draw:rect>
        <draw:rect draw:style-name="gr27" draw:text-style-name="P14" draw:layer="layout" svg:width="0.44cm" svg:height="0.44cm" svg:x="10.029cm" svg:y="14.284cm">
          <text:p/>
        </draw:rect>
        <draw:rect draw:style-name="gr27" draw:text-style-name="P14" draw:layer="layout" svg:width="0.44cm" svg:height="1.938cm" svg:x="12.212cm" svg:y="6.512cm">
          <text:p/>
        </draw:rect>
        <draw:rect draw:style-name="gr27" draw:text-style-name="P14" draw:layer="layout" svg:width="0.44cm" svg:height="0.44cm" svg:x="11.435cm" svg:y="13.606cm">
          <text:p/>
        </draw:rect>
        <draw:rect draw:style-name="gr27" draw:text-style-name="P14" draw:layer="layout" svg:width="0.44cm" svg:height="0.44cm" svg:x="15.85cm" svg:y="5.222cm">
          <text:p/>
        </draw:rect>
        <draw:rect draw:style-name="gr27" draw:text-style-name="P14" draw:layer="layout" svg:width="0.44cm" svg:height="0.44cm" svg:x="26.797cm" svg:y="5.272cm">
          <text:p/>
        </draw:rect>
        <draw:rect draw:style-name="gr22" draw:text-style-name="P9" draw:layer="layout" svg:width="11.5cm" svg:height="0.24cm" svg:x="15.823cm" svg:y="15.808cm">
          <text:p/>
        </draw:rect>
        <draw:rect draw:style-name="gr22" draw:text-style-name="P9" draw:layer="layout" svg:width="11.5cm" svg:height="0.24cm" svg:x="15.824cm" svg:y="20.979cm">
          <text:p/>
        </draw:rect>
        <draw:rect draw:style-name="gr22" draw:text-style-name="P9" draw:layer="layout" svg:width="0.24cm" svg:height="5.33cm" svg:x="27.381cm" svg:y="15.875cm">
          <text:p/>
        </draw:rect>
        <draw:rect draw:style-name="gr22" draw:text-style-name="P9" draw:layer="layout" svg:width="0.24cm" svg:height="5.33cm" svg:x="15.619cm" svg:y="15.827cm">
          <text:p/>
        </draw:rect>
        <draw:measure draw:style-name="gr28" draw:text-style-name="P11" draw:layer="layout" svg:x1="27.249cm" svg:y1="6.449cm" svg:x2="27.215cm" svg:y2="8.536cm">
          <text:p text:style-name="P11"><text:span text:style-name="T7"><text:measure text:kind="gap"/></text:span><text:span text:style-name="T7"><text:measure text:kind="value">104.35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</draw:page>
      <draw:page draw:name="page2" draw:style-name="dp1" draw:master-page-name="Title_25_20Block_25_20Simple">
        <office:forms form:automatic-focus="false" form:apply-design-mode="false"/>
        <draw:g>
          <draw:rect draw:style-name="gr2" draw:text-style-name="P2" draw:layer="layout" svg:width="39.911cm" svg:height="27.372cm" draw:transform="rotate (0.000174532925199433) translate (1cm 1.007cm)">
            <text:p/>
          </draw:rect>
          <draw:line draw:style-name="gr3" draw:text-style-name="P2" draw:layer="layout" svg:x1="1cm" svg:y1="24.056cm" svg:x2="40.915cm" svg:y2="24.056cm">
            <text:p/>
          </draw:line>
          <draw:line draw:style-name="gr4" draw:text-style-name="P2" draw:layer="layout" svg:x1="1cm" svg:y1="26.064cm" svg:x2="27.55cm" svg:y2="26.074cm">
            <text:p/>
          </draw:line>
          <draw:line draw:style-name="gr4" draw:text-style-name="P2" draw:layer="layout" svg:x1="20.345cm" svg:y1="24.059cm" svg:x2="20.345cm" svg:y2="28.382cm">
            <text:p/>
          </draw:line>
          <draw:line draw:style-name="gr4" draw:text-style-name="P2" draw:layer="layout" svg:x1="27.55cm" svg:y1="24.057cm" svg:x2="27.55cm" svg:y2="28.236cm">
            <text:p/>
          </draw:line>
          <draw:line draw:style-name="gr4" draw:text-style-name="P2" draw:layer="layout" svg:x1="27.55cm" svg:y1="24.057cm" svg:x2="27.55cm" svg:y2="28.38cm">
            <text:p/>
          </draw:line>
          <draw:line draw:style-name="gr4" draw:text-style-name="P2" draw:layer="layout" svg:x1="17.319cm" svg:y1="24.06cm" svg:x2="17.319cm" svg:y2="28.383cm">
            <text:p/>
          </draw:line>
          <draw:line draw:style-name="gr4" draw:text-style-name="P2" draw:layer="layout" svg:x1="23.227cm" svg:y1="24.057cm" svg:x2="23.227cm" svg:y2="28.38cm">
            <text:p/>
          </draw:line>
          <draw:frame draw:style-name="gr5" draw:text-style-name="P3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layout" svg:width="6.34cm" svg:height="2.377cm" draw:transform="rotate (0.000349065850398866) translate (32.738cm 25.353cm)">
            <draw:text-box>
              <text:p text:style-name="P1"><text:span text:style-name="T1">Address Here</text:span></text:p>
            </draw:text-box>
          </draw:frame>
          <draw:frame draw:style-name="gr7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8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9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10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1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2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3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4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5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6" draw:text-style-name="P3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7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8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9" draw:text-style-name="P3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20" draw:text-style-name="P2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1" draw:text-style-name="P3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" draw:layer="layout" svg:width="12cm" svg:height="12cm" svg:x="1.742cm" svg:y="1.454cm">
          <text:p/>
        </draw:rect>
        <draw:rect draw:style-name="gr30" draw:text-style-name="P15" draw:layer="layout" svg:width="12cm" svg:height="12cm" svg:x="27.459cm" svg:y="1.454cm">
          <text:p/>
        </draw:rect>
        <draw:rect draw:style-name="gr31" draw:text-style-name="P16" draw:layer="layout" svg:width="12cm" svg:height="12cm" svg:x="1.742cm" svg:y="1.454cm">
          <text:p/>
        </draw:rect>
        <draw:rect draw:style-name="gr30" draw:text-style-name="P15" draw:layer="layout" svg:width="12cm" svg:height="12cm" svg:x="14.601cm" svg:y="1.559cm">
          <text:p/>
        </draw:rect>
        <draw:rect draw:style-name="gr32" draw:text-style-name="P2" draw:layer="layout" svg:width="12cm" svg:height="6cm" svg:x="1.709cm" svg:y="1.468cm">
          <text:p/>
        </draw:rect>
        <draw:rect draw:style-name="gr32" draw:text-style-name="P2" draw:layer="layout" svg:width="12cm" svg:height="6cm" svg:x="1.709cm" svg:y="7.484cm">
          <text:p/>
        </draw:rect>
        <draw:rect draw:style-name="gr32" draw:text-style-name="P2" draw:layer="layout" svg:width="10cm" svg:height="6cm" svg:x="14.56cm" svg:y="1.563cm">
          <text:p/>
        </draw:rect>
        <draw:rect draw:style-name="gr32" draw:text-style-name="P2" draw:layer="layout" svg:width="10cm" svg:height="6cm" svg:x="14.56cm" svg:y="7.516cm">
          <text:p/>
        </draw:rect>
        <draw:rect draw:style-name="gr33" draw:text-style-name="P17" draw:layer="layout" svg:width="11.5cm" svg:height="2cm" svg:x="27.486cm" svg:y="1.492cm">
          <text:p/>
        </draw:rect>
        <draw:rect draw:style-name="gr33" draw:text-style-name="P17" draw:layer="layout" svg:width="11.5cm" svg:height="2cm" svg:x="27.423cm" svg:y="3.413cm">
          <text:p/>
        </draw:rect>
        <draw:rect draw:style-name="gr33" draw:text-style-name="P17" draw:layer="layout" svg:width="11.5cm" svg:height="2cm" svg:x="27.486cm" svg:y="5.429cm">
          <text:p/>
        </draw:rect>
        <draw:rect draw:style-name="gr33" draw:text-style-name="P17" draw:layer="layout" svg:width="2cm" svg:height="11.5cm" svg:x="24.588cm" svg:y="1.585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2a6099" draw:distance="0.1cm" draw:rotation="3150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1-11-21T23:46:51.675000000</dc:date>
    <meta:editing-duration>PT11H47M21S</meta:editing-duration>
    <meta:editing-cycles>31</meta:editing-cycles>
    <meta:generator>LibreOffice/7.2.0.4$Windows_X86_64 LibreOffice_project/9a9c6381e3f7a62afc1329bd359cc48accb6435b</meta:generator>
    <meta:document-statistic meta:object-count="99"/>
  </office:meta>
</office:document-meta>
</file>